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4405" officeooo:paragraph-rsid="0007eb9c" style:font-size-asian="16pt" style:font-size-complex="16pt"/>
    </style:style>
    <style:style style:name="P2" style:family="paragraph" style:parent-style-name="Standard" style:list-style-name="L11">
      <style:text-properties fo:font-size="16pt" officeooo:rsid="001c4405" officeooo:paragraph-rsid="0007eb9c" style:font-size-asian="16pt" style:font-size-complex="16pt"/>
    </style:style>
    <style:style style:name="P3" style:family="paragraph" style:parent-style-name="Standard" style:list-style-name="L11">
      <style:paragraph-properties fo:text-align="justify" style:justify-single-word="false"/>
      <style:text-properties fo:font-size="16pt" officeooo:rsid="001c4405" officeooo:paragraph-rsid="0007eb9c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1c4405" officeooo:paragraph-rsid="0007eb9c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officeooo:rsid="0007eb9c" officeooo:paragraph-rsid="0007eb9c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68654566405899086" text:style-name="L11">
        <text:list-item>
          <text:p text:style-name="P3">Who are we? Who created us?</text:p>
        </text:list-item>
      </text:list>
      <text:p text:style-name="P4"/>
      <text:p text:style-name="P4"/>
      <text:p text:style-name="P4"/>
      <text:list xml:id="list183926199849187" text:continue-numbering="true" text:style-name="L11">
        <text:list-item>
          <text:p text:style-name="P3">Our destiny is to arrive to the mountain of fire</text:p>
        </text:list-item>
      </text:list>
      <text:p text:style-name="P5"/>
      <text:p text:style-name="P5"/>
      <text:p text:style-name="P5"/>
      <text:list xml:id="list183926633783480" text:continue-numbering="true" text:style-name="L11">
        <text:list-item>
          <text:p text:style-name="P3">We are the masters of fire. We are the Zho'll</text:p>
        </text:list-item>
      </text:list>
      <text:p text:style-name="P4"/>
      <text:p text:style-name="P4"/>
      <text:p text:style-name="P4"/>
      <text:list xml:id="list183925975579816" text:continue-numbering="true" text:style-name="L11">
        <text:list-item>
          <text:p text:style-name="P3">Fire and stone are our tools. With the help of our Guides we will conquer this world</text:p>
        </text:list-item>
      </text:list>
      <text:p text:style-name="P4"/>
      <text:p text:style-name="P4"/>
      <text:p text:style-name="P4"/>
      <text:list xml:id="list183927951828926" text:continue-numbering="true" text:style-name="L11">
        <text:list-item>
          <text:p text:style-name="P3">We will not be afraid of anyone or anything.</text:p>
        </text:list-item>
      </text:list>
      <text:p text:style-name="P4"/>
      <text:p text:style-name="P4"/>
      <text:p text:style-name="P4"/>
      <text:list xml:id="list183926011142926" text:continue-numbering="true" text:style-name="L11">
        <text:list-item>
          <text:p text:style-name="P3">The Guides watch us and provide for us</text:p>
        </text:list-item>
      </text:list>
      <text:p text:style-name="P4"/>
      <text:p text:style-name="P4"/>
      <text:p text:style-name="P4"/>
      <text:list xml:id="list183927071136541" text:continue-numbering="true" text:style-name="L11">
        <text:list-item>
          <text:p text:style-name="P3">Do we need the Guides? The Zho'll already own this land!</text:p>
        </text:list-item>
      </text:list>
      <text:p text:style-name="P4"/>
      <text:p text:style-name="P4"/>
      <text:p text:style-name="P4"/>
      <text:list xml:id="list183925909918209" text:continue-numbering="true" text:style-name="L11">
        <text:list-item>
          <text:p text:style-name="P3">But we are not alone…</text:p>
        </text:list-item>
      </text:list>
      <text:p text:style-name="P4"/>
      <text:p text:style-name="P4"/>
      <text:p text:style-name="P4"/>
      <text:list xml:id="list183927749863080" text:continue-numbering="true" text:style-name="L11">
        <text:list-item>
          <text:p text:style-name="P3">The Zho'll will succeed where others failed.</text:p>
        </text:list-item>
      </text:list>
      <text:p text:style-name="P4"/>
      <text:p text:style-name="P4"/>
      <text:p text:style-name="P4"/>
      <text:list xml:id="list183926408717035" text:continue-numbering="true" text:style-name="L11">
        <text:list-item>
          <text:p text:style-name="P3">Why do we have to obey the Guides and move again?</text:p>
        </text:list-item>
      </text:list>
      <text:p text:style-name="P4"/>
      <text:p text:style-name="P4"><text:soft-page-break/></text:p>
      <text:list xml:id="list183926324205967" text:continue-numbering="true" text:style-name="L11">
        <text:list-item>
          <text:p text:style-name="P3">–</text:p>
        </text:list-item>
      </text:list>
      <text:p text:style-name="P4"/>
      <text:p text:style-name="P4"/>
      <text:list xml:id="list183926819455795" text:continue-numbering="true" text:style-name="L11">
        <text:list-item>
          <text:p text:style-name="P3">–</text:p>
        </text:list-item>
      </text:list>
      <text:p text:style-name="P4"/>
      <text:p text:style-name="P4"/>
      <text:list xml:id="list183926002589022" text:continue-numbering="true" text:style-name="L11">
        <text:list-item>
          <text:p text:style-name="P3">–</text:p>
        </text:list-item>
      </text:list>
      <text:p text:style-name="P4"/>
      <text:p text:style-name="P4"/>
      <text:list xml:id="list183926153204435" text:continue-numbering="true" text:style-name="L11">
        <text:list-item>
          <text:p text:style-name="P3">–</text:p>
        </text:list-item>
      </text:list>
      <text:p text:style-name="P4"/>
      <text:p text:style-name="P4"/>
      <text:list xml:id="list183927835282417" text:continue-numbering="true" text:style-name="L11">
        <text:list-item>
          <text:p text:style-name="P3">–</text:p>
        </text:list-item>
      </text:list>
      <text:p text:style-name="P4"/>
      <text:p text:style-name="P4"/>
      <text:list xml:id="list183927790188448" text:continue-numbering="true" text:style-name="L11">
        <text:list-item>
          <text:p text:style-name="P3">–</text:p>
        </text:list-item>
      </text:list>
      <text:p text:style-name="P4"/>
      <text:p text:style-name="P4"/>
      <text:list xml:id="list183926522702278" text:continue-numbering="true" text:style-name="L11">
        <text:list-item>
          <text:p text:style-name="P3">–</text:p>
        </text:list-item>
      </text:list>
      <text:p text:style-name="P4"/>
      <text:p text:style-name="P4"/>
      <text:list xml:id="list183927300388624" text:continue-numbering="true" text:style-name="L11">
        <text:list-item>
          <text:p text:style-name="P3">–</text:p>
        </text:list-item>
      </text:list>
      <text:p text:style-name="P4"/>
      <text:p text:style-name="P4"/>
      <text:list xml:id="list183926953968731" text:continue-numbering="true" text:style-name="L11">
        <text:list-item>
          <text:p text:style-name="P3">–</text:p>
        </text:list-item>
      </text:list>
      <text:p text:style-name="P4"/>
      <text:p text:style-name="P4"/>
      <text:list xml:id="list183926565262736" text:continue-numbering="true" text:style-name="L11">
        <text:list-item>
          <text:p text:style-name="P3">–</text:p>
        </text:list-item>
      </text:list>
      <text:p text:style-name="P4"/>
      <text:p text:style-name="P4"/>
      <text:list xml:id="list183927067160471" text:continue-numbering="true" text:style-name="L11">
        <text:list-header>
          <text:p text:style-name="P2"/>
        </text:list-header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7T18:36:28.851810967</meta:creation-date>
    <dc:date>2015-12-07T18:39:25.795973575</dc:date>
    <dc:creator>Xavier Rubio-Campillo</dc:creator>
    <meta:editing-duration>PT2M57S</meta:editing-duration>
    <meta:editing-cycles>1</meta:editing-cycles>
    <meta:document-statistic meta:table-count="0" meta:image-count="0" meta:object-count="0" meta:page-count="2" meta:paragraph-count="20" meta:word-count="114" meta:character-count="517" meta:non-whitespace-character-count="433"/>
    <meta:generator>LibreOffice/4.4.3.2$Linux_X86_64 LibreOffice_project/40m0$Build-2</meta:generator>
  </office:meta>
</office:document-meta>
</file>